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de64b"/>
    </style:style>
    <style:style style:name="P4" style:family="paragraph" style:parent-style-name="Standard">
      <style:paragraph-properties fo:text-align="center" style:justify-single-word="false"/>
      <style:text-properties officeooo:paragraph-rsid="002de64b"/>
    </style:style>
    <style:style style:name="T1" style:family="text">
      <style:text-properties officeooo:rsid="001f6bc1"/>
    </style:style>
    <style:style style:name="T2" style:family="text">
      <style:text-properties officeooo:rsid="001fc0da"/>
    </style:style>
    <style:style style:name="T3" style:family="text">
      <style:text-properties officeooo:rsid="0021749a"/>
    </style:style>
    <style:style style:name="T4" style:family="text">
      <style:text-properties officeooo:rsid="0021b612"/>
    </style:style>
    <style:style style:name="T5" style:family="text">
      <style:text-properties officeooo:rsid="002208a0"/>
    </style:style>
    <style:style style:name="T6" style:family="text">
      <style:text-properties officeooo:rsid="0022a6a0"/>
    </style:style>
    <style:style style:name="T7" style:family="text">
      <style:text-properties officeooo:rsid="00248bad"/>
    </style:style>
    <style:style style:name="T8" style:family="text">
      <style:text-properties officeooo:rsid="00255014"/>
    </style:style>
    <style:style style:name="T9" style:family="text">
      <style:text-properties officeooo:rsid="0026c650"/>
    </style:style>
    <style:style style:name="T10" style:family="text">
      <style:text-properties officeooo:rsid="00274bde"/>
    </style:style>
    <style:style style:name="T11" style:family="text">
      <style:text-properties officeooo:rsid="002944f1"/>
    </style:style>
    <style:style style:name="T12" style:family="text">
      <style:text-properties officeooo:rsid="00299fcb"/>
    </style:style>
    <style:style style:name="T13" style:family="text">
      <style:text-properties officeooo:rsid="002a0c34"/>
    </style:style>
    <style:style style:name="T14" style:family="text">
      <style:text-properties officeooo:rsid="002c05ae"/>
    </style:style>
    <style:style style:name="T15" style:family="text">
      <style:text-properties officeooo:rsid="002cf4ac"/>
    </style:style>
    <style:style style:name="T16" style:family="text">
      <style:text-properties officeooo:rsid="002de64b"/>
    </style:style>
    <style:style style:name="T17" style:family="text">
      <style:text-properties officeooo:rsid="002ed9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span text:style-name="T16">BUKU</text:span></text:p>
      <text:p text:style-name="P3"/>
      <text:p text:style-name="P3"><text:span text:style-name="T1"><text:tab/>Buku adalah benda dengan empat huruf dan dua suku kata. <text:s/></text:span><text:span text:style-name="T2">Kata orang buku adalah jendela dunia karena banyak informasi di dalamnya. Jika buku jendela dunia, bukankah jendela itu tidak relevan lagi untuk era saat ini. Era di mana banyak jendela lain yang lebih interaktif dan menarik. Jendela ini dapat menampilkan suara dan gambar, terdengar lebih menarik daripada buku bukan?. Jendela seperti YouTube, TikTok, Instagram dan masih banyak lagi. Aku sendiri tidak suka membaca buku, tapi ironinya orang-orang memanggilku “Bookman”.</text:span></text:p>
      <text:p text:style-name="P1"><text:tab/><text:span text:style-name="T3">Orang tuaku memberiku nama brugman. Mungkin harapan mereka agar aku bisa seperti Indra Bruggman. Tapi yang tidak mereka tau nama Indra Bruggman menggunakan dua “g” bukan satu. Namun masalahnya bukan disitu. Alasan aku dipanggil “Bookman” karena penampilanku. Tubuhku kurus, aku memakai kacamata kotak , model rambutku culun. Bisa dibilang aku ini adalah Nobita in real life, tapi tanpa Doraemon. </text:span><text:span text:style-name="T4">Dari situ aku mulai dipanggil dengan kutu buku padahal aku tidak suka baca buku. Mungkin aku lebih cocok dipanggil dengan sebutan kutu yang lain daripada sebutan kutu buku. Mungkin kutu loncat, kutu kasur atau mungkin kutu-kan.</text:span></text:p>
      <text:p text:style-name="P1"><text:tab/><text:span text:style-name="T5">Lantas kenapa dari kutu buku menjadi “Bookman”. Yah alasannya sederhana, mereka memanggilku kutu buku karena belum tahu namaku. Setelah </text:span><text:span text:style-name="T8">tahu </text:span><text:span text:style-name="T5">namaku mereka bilang lebih cocok dipanggil “Bookman” daripada Brugman. Dari situlah aku mulai menyandang nama “Bookman”. </text:span><text:span text:style-name="T6">Kalian pikir ironinya sampai disitu? Tentu saja tidak. Seseorang yang tidak suka baca buku dipanggil “Bookman” dan ironinya lagi dia bekerja di Bookstore.</text:span></text:p>
      <text:p text:style-name="P1"><text:tab/><text:span text:style-name="T7">Kalian tidak salah baca, </text:span><text:span text:style-name="T8">a</text:span><text:span text:style-name="T7">ku memang bekerja di Bookstore. </text:span><text:span text:style-name="T8">Alasanku bekerja di Bookstore bukan karena aku ingin belajar mencintai buku, tapi karena uang. Yah alasan klasik memang, tapi itulah kenyataannya. Pada awalnya aku ingin mencari pekerjaan di games store atau warnet </text:span><text:span text:style-name="T9">dan alasannya juga simpel agar aku bisa main game setiap hari. Namun sayang yang buka lowongan pekerjaan hanya Bookstore. </text:span><text:span text:style-name="T10">Pada saat melamar di Bookstore aku sudah yakin akan diterima bahkan sebelum dilakukan tes. Hal ini dikarenakan aku percaya pada tips yang ibuku berikan. Tips tersebut sangat membantu sekali saat sesi wawancara.</text:span></text:p>
      <text:p text:style-name="P1"><text:tab/><text:span text:style-name="T10">Saat sesi wawancara dimulai seperti biasa HRD menyuruhku masuk ke ruangannya. </text:span><text:span text:style-name="T11">Lalu dimulailah pertanyaan-pertanyaan klasik saat wawancara kerja. Pada saat HRD bertanya “Kenapa kamu ingin bekerja di sini?” dengan santai aku menjawab. “Yah karena butuh uang dan karena Bookstore ini buka lowongan pekerjaan pak”. Pihak HRD hanya bisa geleng-geleng kepala </text:span><text:span text:style-name="T14">dan aku yakin nilai wawancaraku sangat kecil</text:span><text:span text:style-name="T11">. Hampir semua pertanyaan aku jawab asal-asalan. Karena aku memang tidak niat untuk bekerja di sini tapi aku </text:span><text:span text:style-name="T14">juga </text:span><text:span text:style-name="T11">yakin kalo aku akan diterima di sini. </text:span><text:span text:style-name="T12">Hingga sampai pada pertanyaan “Kenapa kamu melamar di posisi ini?”. Pada awalnya aku ingin menjawab dengan jawaban yang bagus seperti “Karena saya ingin berkontribusi pada masyarakat dengan memperkenalkan secara luas tentang manfaat dari buku dan saya sangat yakin bahwa buku merupakan pusat informasi. Saya juga merasa dengan bekerja di Bookstore merupakan suatu tugas yang mulia”. </text:span><text:span text:style-name="T13">Namun aku mengurungkan niatku dan menjawab sesuai tips dari Ibu.</text:span></text:p>
      <text:p text:style-name="P1"><text:tab/><text:span text:style-name="T14">Ibu berkata “jika nanti kamu ditanya kenapa melamar diposisi ini, jawab aja. Kebetulan saya disuruh sama pak Ronald dan kebetulan juga saya ini keponakannya pak Ronald”. Akupun menjawab </text:span><text:span text:style-name="T17">pertanyaan yang diberikan </text:span><text:span text:style-name="T14">HRD seperti itu dan HRD langsung menjabat tanganku sambil berkata “kenapa gak bilang daritadi sih, yaudah mulai besok kamu sudah bisa mulai <text:s/>kerja”. Fyi pak Ronald adalah pemilik dari Bookstore tempatku melamar ini. Dari sini aku mulai percaya bahwa jika ingin diterima kerja kita butuh ilmu, percaya diri, skill komunikasi yang baik dan juga orang dalam. Apabila kita </text:span><text:span text:style-name="T17">punya </text:span><text:span text:style-name="T14">poin terakhir maka poin ke satu sampai ketiga bisa diabaikan. </text:span><text:span text:style-name="T15">Dan dari sinilah perjalan</text:span><text:span text:style-name="T17">a</text:span><text:span text:style-name="T15">nku sebagai penjaga Bookstore dimulai.</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2T06:29:36.793000000</meta:creation-date>
    <dc:date>2022-05-22T17:09:14.881000000</dc:date>
    <meta:editing-duration>PT1H3M51S</meta:editing-duration>
    <meta:editing-cycles>14</meta:editing-cycles>
    <meta:generator>LibreOffice/7.2.5.2$Windows_X86_64 LibreOffice_project/499f9727c189e6ef3471021d6132d4c694f357e5</meta:generator>
    <meta:document-statistic meta:table-count="0" meta:image-count="0" meta:object-count="0" meta:page-count="1" meta:paragraph-count="7" meta:word-count="581" meta:character-count="3892" meta:non-whitespace-character-count="3309"/>
  </office:meta>
</office:document-meta>
</file>